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style:font-name="Times New Roman" fo:font-size="14pt" fo:font-weight="normal" officeooo:rsid="00283220" style:font-size-asian="14pt" style:font-weight-asian="normal" style:font-size-complex="14pt" style:font-weight-complex="normal"/>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Variational Graph Neural Network with Diffusion Prior for Link Prediction</text:span></text:span></text:p>
      <text:p text:style-name="P1"><text:span text:style-name="Strong_20_Emphasis"><text:span text:style-name="T1"/></text:span></text:p>
      <text:h text:style-name="Heading_20_4" text:outline-level="4"><text:span text:style-name="Strong_20_Emphasis"><text:span text:style-name="T3">Applied Intelligence (2025) 55:90<text:tab/><text:tab/><text:tab/><text:tab/><text:tab/> <text:s text:c="9"/><text:tab/> <text:s text:c="6"/></text:span></text:span><text:span text:style-name="Strong_20_Emphasis"><text:span text:style-name="T4">Aralık</text:span></text:span><text:span text:style-name="Strong_20_Emphasis"><text:span text:style-name="T3"> 2024</text:span></text:span></text:h>
      <text:p text:style-name="Text_20_body"><text:span text:style-name="Strong_20_Emphasis"><text:span text:style-name="T1"/></text:span></text:p>
      <text:p text:style-name="Text_20_body"><text:span text:style-name="Strong_20_Emphasis"><text:span text:style-name="T2">Keywords: Graph neural network · Variational graph auto-encoder · Diffusion model</text:span></text:span></text:p>
      <text:p text:style-name="Text_20_body"><text:span text:style-name="Strong_20_Emphasis"><text:span text:style-name="T1"/></text:span></text:p>
      <text:p text:style-name="P2"><text:tab/>Graf sinir ağları (GNN'ler), graf yapısındaki verileri işlemek için yaygın olarak kullanılmaktadır. Ancak, mevcut GNN yaklaşımlarının çoğu deterministik olup, graf verilerindeki belirsizliği yakalayamamaktadır. Bu sorunu çözmek için Varyasyonel Otomatik Kodlayıcı (VAE) tabanlı modeller önerilmiş, ancak bu modellerde basit bir Gaussian önceliği kullanılması aşırı öğrenmeye yol açabilmiştir. Bu çalışmada, varyasyonel graf otomatik kodlayıcıya (VGAE) difüzyon modeli entegre edilerek daha esnek ve güçlü bir ön dağılım elde edilmesi amaçlanmıştır.</text:p>
      <text:p text:style-name="P2"><text:tab/>Önerilen yöntemde, ilk olarak graf verileri gizli uzaya gömülmekte ve ardından bu uzayda bir difüzyon modeli kullanılarak ön dağılım modellenmektedir. Difüzyon sürecinin ileri yönünde, gizli değişkenlere kademeli olarak gürültü eklenmekte ve geri yönlü süreçte bu gürültü temizlenerek örnekler geri kazanılmaktadır. Bu işlem için yeni bir gürültü tahmin modeli geliştirilmiş ve model, GCN (Graf Konvolüsyon Ağı) ile MLP (Çok Katmanlı Algılayıcı) katmanlarını birleştirerek daha hassas gürültü tahmini yapabilmektedir. Yapılan deneylerde, farklı veri kümeleri üzerinde önerilen yöntemin, mevcut yöntemlere kıyasla belirgin bir iyileşme sağladığı görülmüştür.</text:p>
      <text:p text:style-name="P2"><text:tab/>Önerilen model, varyasyonel otomatik kodlayıcıların esneklik problemlerini gidermek için güçlü bir difüzyon ön dağılımı sunmaktadır. Deneysel sonuçlar, modelin özellikle bağlantı tahmini görevlerinde önemli bir performans artışı sağladığını göstermektedir. Ancak, modelin çok büyük veri kümelerinde sınırlamaları olduğu gözlemlenmiştir. Bu nedenle, gelecekte modelin büyük ölçekli graf verilerinde daha verimli çalışmasını sağlamak üzere optimizasyon çalışmaları yapılması planlanmaktadır.</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4T16:55:57.788698508</meta:creation-date>
    <dc:date>2025-03-06T14:44:57.063517341</dc:date>
    <meta:editing-duration>PT27M34S</meta:editing-duration>
    <meta:editing-cycles>14</meta:editing-cycles>
    <meta:generator>LibreOffice/7.3.7.2$Linux_X86_64 LibreOffice_project/30$Build-2</meta:generator>
    <meta:document-statistic meta:table-count="0" meta:image-count="0" meta:object-count="0" meta:page-count="1" meta:paragraph-count="6" meta:word-count="231" meta:character-count="1918" meta:non-whitespace-character-count="1668"/>
  </office:meta>
</office:document-meta>
</file>